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sentation">
      <style:paragraph-properties fo:text-align="start" style:justify-single-word="false"/>
    </style:style>
    <style:style style:name="P2" style:family="paragraph" style:parent-style-name="Presentation">
      <style:paragraph-properties fo:text-align="center" style:justify-single-word="false"/>
    </style:style>
    <style:style style:name="P3" style:family="paragraph" style:parent-style-name="Presentation">
      <style:paragraph-properties fo:break-before="page"/>
    </style:style>
    <style:style style:name="P4" style:family="paragraph" style:parent-style-name="Presentation">
      <style:paragraph-properties fo:text-align="start" style:justify-single-word="false"/>
    </style:style>
    <style:style style:name="P5" style:family="paragraph" style:parent-style-name="Presentation">
      <style:paragraph-properties fo:text-align="center" style:justify-single-word="false"/>
    </style:style>
    <style:style style:name="P6" style:family="paragraph" style:parent-style-name="Presentation">
      <style:text-properties officeooo:paragraph-rsid="001f796c"/>
    </style:style>
    <style:style style:name="P7" style:family="paragraph" style:parent-style-name="Presentation">
      <style:paragraph-properties fo:break-before="page"/>
    </style:style>
    <style:style style:name="P8" style:family="paragraph" style:parent-style-name="Presentation">
      <style:paragraph-properties fo:break-before="page"/>
      <style:text-properties officeooo:paragraph-rsid="001f796c"/>
    </style:style>
    <style:style style:name="T1" style:family="text">
      <style:text-properties officeooo:rsid="001fb99a"/>
    </style:style>
    <style:style style:name="T2" style:family="text">
      <style:text-properties officeooo:rsid="0021adb9"/>
    </style:style>
    <style:style style:name="T3" style:family="text">
      <style:text-properties style:text-position="super 58%"/>
    </style:style>
    <style:style style:name="T4" style:family="text">
      <style:text-properties officeooo:rsid="0023173b"/>
    </style:style>
    <style:style style:name="T5" style:family="text">
      <style:text-properties officeooo:rsid="002501c3"/>
    </style:style>
    <style:style style:name="T6" style:family="text">
      <style:text-properties officeooo:rsid="0026e561"/>
    </style:style>
    <style:style style:name="T7" style:family="text">
      <style:text-properties officeooo:rsid="00298bc4"/>
    </style:style>
    <style:style style:name="T8" style:family="text">
      <style:text-properties officeooo:rsid="002b8d77"/>
    </style:style>
    <style:style style:name="T9" style:family="text">
      <style:text-properties officeooo:rsid="002d847b"/>
    </style:style>
    <style:style style:name="T10" style:family="text">
      <style:text-properties officeooo:rsid="002dfa1d"/>
    </style:style>
    <style:style style:name="T11" style:family="text">
      <style:text-properties officeooo:rsid="002eb90e"/>
    </style:style>
    <style:style style:name="T12" style:family="text">
      <style:text-properties officeooo:rsid="002f8f62"/>
    </style:style>
    <style:style style:name="T13" style:family="text">
      <style:text-properties officeooo:rsid="0036e07e"/>
    </style:style>
    <style:style style:name="T14" style:family="text">
      <style:text-properties officeooo:rsid="0038a7c2"/>
    </style:style>
    <style:style style:name="T15" style:family="text">
      <style:text-properties officeooo:rsid="0038c92f"/>
    </style:style>
    <style:style style:name="T16" style:family="text">
      <style:text-properties officeooo:rsid="003991b2"/>
    </style:style>
    <style:style style:name="T17" style:family="text">
      <style:text-properties officeooo:rsid="003aa15c"/>
    </style:style>
    <style:style style:name="T18" style:family="text">
      <style:text-properties officeooo:rsid="0047b51f"/>
    </style:style>
    <style:style style:name="T19" style:family="text">
      <style:text-properties officeooo:rsid="0049f4bd"/>
    </style:style>
    <style:style style:name="T20" style:family="text">
      <style:text-properties officeooo:rsid="004b0172"/>
    </style:style>
    <style:style style:name="T21" style:family="text">
      <style:text-properties officeooo:rsid="004b0e8d"/>
    </style:style>
    <style:style style:name="T22" style:family="text">
      <style:text-properties fo:color="#800000"/>
    </style:style>
    <style:style style:name="T23" style:family="text">
      <style:text-properties officeooo:rsid="001a928a"/>
    </style:style>
    <style:style style:name="T24" style:family="text">
      <style:text-properties officeooo:rsid="001c8355"/>
    </style:style>
    <style:style style:name="T25" style:family="text">
      <style:text-properties officeooo:rsid="001e7422"/>
    </style:style>
    <style:style style:name="T26" style:family="text">
      <style:text-properties officeooo:rsid="001edcf7"/>
    </style:style>
    <style:style style:name="T27" style:family="text">
      <style:text-properties officeooo:rsid="001ee7e2"/>
    </style:style>
    <style:style style:name="T28" style:family="text">
      <style:text-properties officeooo:rsid="001f7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sentation">Hi!</text:p>
      <text:p text:style-name="Presentation"/>
      <text:p text:style-name="Presentation">I'm going to present you the status of the Graphics stack on FreeBSD.</text:p>
      <text:p text:style-name="Presentation"/>
      <text:p text:style-name="Presentation">A quick word before I start: this is my first presentation at a conference and English isn't my mother tongue. That's why I <text:span text:style-name="T20">wrote</text:span> down what I want<text:span text:style-name="T19">ed</text:span> to say,<text:span text:style-name="T22"> so I won't </text:span>look for my words. I hope that's fine with you :-)</text:p>
      <text:p text:style-name="P1"/>
      <text:p text:style-name="P2">----------</text:p>
      <text:p text:style-name="P1"/>
      <text:p text:style-name="Presentation"><text:span text:style-name="T13">So, </text:span>I'm going to talk about the <text:span text:style-name="T8">two </text:span>major problems we have and, for each of them, describe what we're doing or planning to do. <text:span text:style-name="T8">I'll continue with the impact they have on the relationship with the community, and I'll conclude with future challenges, once those issues are resolved.</text:span></text:p>
      <text:p text:style-name="Presentation"/>
      <text:p text:style-name="Presentation">Throughout the presentation, I'm going to explain some concepts specific to FreeBSD. If something is unclear, please do interrupt me!</text:p>
      <text:p text:style-name="P1"/>
      <text:p text:style-name="P2">----------</text:p>
      <text:p text:style-name="P1"/>
      <text:p text:style-name="P3">Let's start with the kernel.</text:p>
      <text:p text:style-name="P1"/>
      <text:p text:style-name="P2">----------</text:p>
      <text:p text:style-name="P1"/>
      <text:p text:style-name="Presentation">Before the drivers were moved to the kernel, Linux, FreeBSD and other operating systems shared a common DRM code base. In FreeBSD, this code was maintained by Eric Anholt.</text:p>
      <text:p text:style-name="P1"/>
      <text:p text:style-name="P2">----------</text:p>
      <text:p text:style-name="P1"/>
      <text:p text:style-name="Presentation">Then, <text:span text:style-name="T1">the KMS drivers arrived in Linux. At that time, FreeBSD was happy to continue with the old UMS drivers.</text:span></text:p>
      <text:p text:style-name="Presentation"/>
      <text:p text:style-name="Presentation">But at some point, newer hardware was only supported by the kernel driver. Intel GPUs were first, then Radeon.</text:p>
      <text:p text:style-name="Presentation"/>
      <text:p text:style-name="Presentation">NVIDIA provides <text:span text:style-name="T8">their own </text:span>driver for FreeBSD, that's why there was no pressure on this side. However, we were stuck with the Intel and Radeon GPUs.</text:p>
      <text:p text:style-name="Presentation"/>
      <text:p text:style-name="Presentation"><text:span text:style-name="T14">Thus</text:span>, that's only when we had no choice, that the FreeBSD Foundation sponsored Konstantin Belousov to port the Intel driver from Linux to FreeBSD <text:span text:style-name="T2">in 2012.</text:span></text:p>
      <text:p text:style-name="P1"/>
      <text:p text:style-name="P2"><text:soft-page-break/>----------</text:p>
      <text:p text:style-name="P1"/>
      <text:p text:style-name="Presentation">He was limited in time, so he decided to copy the original DRM code to a separate directory.</text:p>
      <text:p text:style-name="Presentation"/>
      <text:p text:style-name="Presentation">He then imported the Intel driver from Linux; I think it was Linux 3.2.</text:p>
      <text:p text:style-name="Presentation"/>
      <text:p text:style-name="Presentation">The DRM device-independent code needed some work too. But instead of updating it, he added the minimum features required by the Intel driver. He also replaced Linux APIs and data structures, such as linked lists or workqueues, by the equivalent in FreeBSD.</text:p>
      <text:p text:style-name="P1"/>
      <text:p text:style-name="P2">----------</text:p>
      <text:p text:style-name="P1"/>
      <text:p text:style-name="Presentation">The next year, I wanted to help with the Radeon driver, because I was using a barely working HD 5000 card, and nobody <text:span text:style-name="T22">was working</text:span> on the driver.</text:p>
      <text:p text:style-name="Presentation"/>
      <text:p text:style-name="Presentation">Konstantin ported TTM and I ported the Radeon driver, both from Linux 3.8. Again, I added the required missing features to DRM and used FreeBSD's APIs. The driver was part of FreeBSD 9.3 and 10.0. That was my first <text:span text:style-name="T8">contact with </text:span>the Graphics stack, <text:span text:style-name="T8">so I didn't discuss the decision at that time.</text:span></text:p>
      <text:p text:style-name="P2"><text:soft-page-break/>----------</text:p>
      <text:p text:style-name="P1"/>
      <text:p text:style-name="Presentation"><text:span text:style-name="T15">As</text:span> you can see, the code was adapted to FreeBSD standards. Some variable were even renamed in the process.</text:p>
      <text:p text:style-name="Presentation"/>
      <text:p text:style-name="Presentation">Obviously, this makes the import of new code from Linux very hard, or at least, very time-consuming.</text:p>
      <text:p text:style-name="P1"/>
      <text:p text:style-name="P2">----------</text:p>
      <text:p text:style-name="P1"/>
      <text:p text:style-name="Presentation"><text:span text:style-name="T8">Therefore,</text:span> we need to work hard again to resync.</text:p>
      <text:p text:style-name="Presentation"/>
      <text:p text:style-name="Presentation">Konstantin is about to commit an update to the Intel driver <text:span text:style-name="T22">to gain</text:span> Haswell support. Meanwhile, I worked on syncing the DRM device-independent code to Linux 3.8.</text:p>
      <text:p text:style-name="Presentation"/>
      <text:p text:style-name="Presentation">But that's not enough if we want to catch up. <text:span text:style-name="T8">For instance, there was no update to the Intel driver in two years...</text:span></text:p>
      <text:p text:style-name="Presentation"/>
      <text:p text:style-name="P3">I plan to use a Linux API wrapper. This <text:span text:style-name="T16">should</text:span> <text:span text:style-name="T22">spare</text:span> us from changing every single line and deeply ease the maintenance. But I still need to convince other developers. <text:span text:style-name="T8">I hope I'll succeed, otherwise, we're in troubles.</text:span></text:p>
      <text:p text:style-name="Presentation"/>
      <text:p text:style-name="Presentation">Beside, I'd like to do what François Tigeot did in DragonFlyBSD: he merged the original DRM directory and its copy.</text:p>
      <text:p text:style-name="Presentation"/>
      <text:p text:style-name="Presentation">As you can imagine, we are still months away from a state where we can easily import patches from Linu<text:span text:style-name="T8">x</text:span>.</text:p>
      <text:p text:style-name="P1"/>
      <text:p text:style-name="P2">----------</text:p>
      <text:p text:style-name="P1"/>
      <text:p text:style-name="Presentation"><text:span text:style-name="T8">That was the first major problem. </text:span>Now, the Ports tree. Let's start <text:span text:style-name="T16">with</text:span> a brief introduction.</text:p>
      <text:p text:style-name="Presentation"/>
      <text:p text:style-name="Presentation">The Ports tree is our way to package 3<text:span text:style-name="T3">rd</text:span>-party applications. The tree consists of Makefiles and patches. <text:span text:style-name="T4">That's the equivalent of the “debian” directory or the “spec” file in RPM.</text:span></text:p>
      <text:p text:style-name="P1"/>
      <text:p text:style-name="P2">----------</text:p>
      <text:p text:style-name="P1"/>
      <text:p text:style-name="P3">Here's an example of how to<text:span text:style-name="T22"> install</text:span> an application. You enter the port directory, here the X.Org server, and run “make all install clean”. If you don't want to install the application <text:span text:style-name="T8">on the host, </text:span>but prefer a package <text:span text:style-name="T8">to deploy elsewhere</text:span>, run “make package” instead.</text:p>
      <text:p text:style-name="Presentation"/>
      <text:p text:style-name="Presentation">That's a low-level <text:span text:style-name="T17">approach</text:span> to show you how it works. There are higher-level, more user-friendly tools to manage ports.</text:p>
      <text:p text:style-name="P1"/>
      <text:p text:style-name="P2">----------</text:p>
      <text:p text:style-name="P1"/>
      <text:p text:style-name="Presentation">The Ports tree has a very nice feature: it supports all releases of FreeBSD. That means all releases have access to the latest applications.</text:p>
      <text:p text:style-name="Presentation"/>
      <text:p text:style-name="Presentation">For instance, PHP 5.4 is available on any version of FreeBSD, unlike Debian which I'm used to use at work.</text:p>
      <text:p text:style-name="Presentation"/>
      <text:p text:style-name="Presentation">Of course, this has disadvantages: for instance, a package must handle missing features in older releases.</text:p>
      <text:p text:style-name="P1"/>
      <text:p text:style-name="P2">----------</text:p>
      <text:p text:style-name="P1"/>
      <text:p text:style-name="P3">Regarding the distribution of these packages, the user historically fetches the Ports tree and uses it has shown previously.</text:p>
      <text:p text:style-name="P1"/>
      <text:p text:style-name="P2">----------</text:p>
      <text:p text:style-name="P1"/>
      <text:p text:style-name="Presentation">But for a year <text:span text:style-name="T8">now</text:span>, we <text:span text:style-name="T5">move</text:span> to binary packages as a 1<text:span text:style-name="T3">st</text:span> class citizen.</text:p>
      <text:p text:style-name="P1"/>
      <text:p text:style-name="P2">----------</text:p>
      <text:p text:style-name="P1"/>
      <text:p text:style-name="Presentation">This requires many changes to the Ports tree itself, because it's used to build the binary packages, but more importantly, changes in developers and users <text:s/>habits.</text:p>
      <text:p text:style-name="P1"/>
      <text:p text:style-name="P2">----------</text:p>
      <text:p text:style-name="P1"/>
      <text:p text:style-name="Presentation"><text:span text:style-name="T8">The system is young and w</text:span>e still miss very useful features. The most important for us, the graphics team, is the lack of “Provides” like mechanism, as found in <text:span text:style-name="T5">many packaging systems; I just re-use the Debian name here.</text:span></text:p>
      <text:p text:style-name="P1"/>
      <text:p text:style-name="P2">----------</text:p>
      <text:p text:style-name="P1"/>
      <text:p text:style-name="P3"><text:span text:style-name="T9">Ok, n</text:span>ow, let me sum up what I said earlier about FreeBSD releases and what they support in the following table.</text:p>
      <text:p text:style-name="Presentation"/>
      <text:p text:style-name="Presentation">So FreeBSD 8 doesn't have any KMS driver.</text:p>
      <text:p text:style-name="P1"/>
      <text:p text:style-name="P2">----------</text:p>
      <text:p text:style-name="P1"/>
      <text:p text:style-name="Presentation">FreeBSD 9 gained the Intel driver, then the Radeon driver.</text:p>
      <text:p text:style-name="P1"/>
      <text:p text:style-name="P2">----------</text:p>
      <text:p text:style-name="P1"/>
      <text:p text:style-name="Presentation">FreeBSD 10.0 has the same drivers than FreeBSD 9.3.</text:p>
      <text:p text:style-name="P1"/>
      <text:p text:style-name="P2">----------</text:p>
      <text:p text:style-name="P1"/>
      <text:p text:style-name="Presentation">FreeBSD 10.1 brings hardware context support to the Intel driver, <text:span text:style-name="T9">a feature expected by Mesa 9.2.</text:span></text:p>
      <text:p text:style-name="P1"/>
      <text:p text:style-name="P2">----------</text:p>
      <text:p text:style-name="P1"/>
      <text:p text:style-name="P3">This second table shows <text:span text:style-name="T21">which</text:span> X components we can use on which FreeBSD release.</text:p>
      <text:p text:style-name="Presentation"/>
      <text:p text:style-name="Presentation">FreeBSD 8 is limited to xserver 1.7 and UMS-aware Intel and Radeon DDX.</text:p>
      <text:p text:style-name="P1"/>
      <text:p text:style-name="P2">----------</text:p>
      <text:p text:style-name="P1"/>
      <text:p text:style-name="Presentation">Starting with FreeBSD 9, xserver 1.12 and the KMS-aware DDX <text:span text:style-name="T22">can be used</text:span>. However, we're limited to Mesa 9.1 because the Intel driver doesn't have hardware context.</text:p>
      <text:p text:style-name="P1"/>
      <text:p text:style-name="P2">----------</text:p>
      <text:p text:style-name="P1"/>
      <text:p text:style-name="Presentation">FreeBSD 10.1 will support Mesa 9.2 and later <text:span text:style-name="T22">versions</text:span>.</text:p>
      <text:p text:style-name="P1"/>
      <text:p text:style-name="P2">----------</text:p>
      <text:p text:style-name="P1"/>
      <text:p text:style-name="Presentation">As you can see, the Ports tree needs to support all releases from FreeBSD 8 to 10.1.</text:p>
      <text:p text:style-name="Presentation"/>
      <text:p text:style-name="Presentation"><text:span text:style-name="T22">However</text:span>, due to the lack of “Provides”, multiple versions of xserver or Mesa can't coexist.</text:p>
      <text:p text:style-name="Presentation"/>
      <text:p text:style-name="P3">To workaround this, we <text:span text:style-name="T10">implemented</text:span> <text:span text:style-name="T6">something we call “WITH_NEW_XORG”.</text:span></text:p>
      <text:p text:style-name="P1"/>
      <text:p text:style-name="P2">----------</text:p>
      <text:p text:style-name="P2"/>
      <text:p text:style-name="Presentation">This is a build-time <text:span text:style-name="T7">flag</text:span> in the Ports tree. It allows the user or the package building machine to choose between two sets. Either the old stack, comprised of xserver 1.7 and Mesa 7.6, or the new stack (which isn't new anymore), made of xserver 1.12 and Mesa 9.1.</text:p>
      <text:p text:style-name="P1"/>
      <text:p text:style-name="P2">----------</text:p>
      <text:p text:style-name="P1"/>
      <text:p text:style-name="Presentation">I suppose you <text:span text:style-name="T22">noticed</text:span> how broken it is.</text:p>
      <text:p text:style-name="Presentation"/>
      <text:p text:style-name="Presentation"><text:span text:style-name="T11">First, i</text:span>t's unsuitable for binary packages, because <text:span text:style-name="T10">FreeBSD 9.0 and 9.3 have different level of support, but they use the same repository.</text:span></text:p>
      <text:p text:style-name="P1"/>
      <text:p text:style-name="P2">----------</text:p>
      <text:p text:style-name="P1"/>
      <text:p text:style-name="Presentation"><text:span text:style-name="T11">Second, t</text:span>his binds xserver and Mesa together <text:span text:style-name="T23">and</text:span> <text:span text:style-name="T23">t</text:span>his is very wrong. <text:span text:style-name="T23">Beside, </text:span>Mesa 10.x works way better on Radeon than 9.1. But we can't use <text:span text:style-name="T24">Mesa 10.x</text:span> with our Intel driver, except on FreeBSD 10.1. <text:span text:style-name="T11">The flag doesn't allow to select a specific Mesa.</text:span></text:p>
      <text:p text:style-name="P1"><text:soft-page-break/></text:p>
      <text:p text:style-name="P2">----------</text:p>
      <text:p text:style-name="P1"/>
      <text:p text:style-name="Presentation">Third, it's obviously a nightmare to maintain and <text:span text:style-name="T22">to test.</text:span> That's why we don't update applications.</text:p>
      <text:p text:style-name="Presentation"/>
      <text:p text:style-name="P2">----------</text:p>
      <text:p text:style-name="P1"/>
      <text:p text:style-name="Presentation"><text:span text:style-name="T11">Fourth, f</text:span>rom <text:span text:style-name="T22">the end user's</text:span> point of view, this is very confusing too. They don't understand why they have to rebuild packages with this flag or setup an <text:span text:style-name="T22">alternative</text:span> binary packages repository.</text:p>
      <text:p text:style-name="P1"/>
      <text:p text:style-name="P2">----------</text:p>
      <text:p text:style-name="P1"/>
      <text:p text:style-name="Presentation">Unfortunately, this is the only solution until the Provides feature is implemented.</text:p>
      <text:p text:style-name="P1"/>
      <text:p text:style-name="P2">----------</text:p>
      <text:p text:style-name="P1"/>
      <text:p text:style-name="P3"><text:span text:style-name="T11">But a</text:span>t last, we convinced people that this solution was making more damages than it <text:span text:style-name="T11">was </text:span>resolv<text:span text:style-name="T11">ing</text:span> problems.</text:p>
      <text:p text:style-name="Presentation"/>
      <text:p text:style-name="Presentation">The recent update to <text:span text:style-name="T11">C</text:span>airo, which broke X for Intel UMS users, was ridiculous enough <text:span text:style-name="T22">to make everybody accept to use</text:span> the new stack everywhere and start to drop the old one.</text:p>
      <text:p text:style-name="P1"/>
      <text:p text:style-name="P2">----------</text:p>
      <text:p text:style-name="Presentation"/>
      <text:p text:style-name="Presentation">Now, I'm going to talk about the impact those two issues had on our relation with the community.</text:p>
      <text:p text:style-name="P1"/>
      <text:p text:style-name="P2">----------</text:p>
      <text:p text:style-name="P1"/>
      <text:p text:style-name="Presentation">We're a small team, four people, and some of us work on other area in FreeBSD too.</text:p>
      <text:p text:style-name="Presentation"/>
      <text:p text:style-name="Presentation">Furthermore, we still need to learn the ways of the graphics stack to gain confidence and do a better job.</text:p>
      <text:p text:style-name="P1"/>
      <text:p text:style-name="P2">----------</text:p>
      <text:p text:style-name="Presentation"/>
      <text:p text:style-name="P8"><text:span text:style-name="T25">In fact, p</text:span>eople, <text:span text:style-name="T11">including us</text:span>, are afraid of changes, because of those <text:span text:style-name="T26">technical </text:span>problems I described, and because of our limited time and knowledge.</text:p>
      <text:p text:style-name="P6"/>
      <text:p text:style-name="P6"><text:span text:style-name="T27">Thus, u</text:span>pdates to the graphics stack are infrequent, large and risky.</text:p>
      <text:p text:style-name="Presentation"/>
      <text:p text:style-name="Presentation"><text:span text:style-name="T11">Furthermore, w</text:span>e <text:span text:style-name="T11">don't</text:span> take time to <text:span text:style-name="T11">clearly </text:span>explain what we do and why, like why the video drivers are moved to the kernel.</text:p>
      <text:p text:style-name="Presentation"/>
      <text:p text:style-name="Presentation">This example explains why they don't trust this KMS thing and believe that's the wrong direction. After all, everything was working nicely so far.</text:p>
      <text:p text:style-name="P1"/>
      <text:p text:style-name="P2">----------</text:p>
      <text:p text:style-name="P1"/>
      <text:p text:style-name="Presentation">Last but not least, because we're only consuming, we never talk to you and contribute back.</text:p>
      <text:p text:style-name="P1"/>
      <text:p text:style-name="P2">----------</text:p>
      <text:p text:style-name="P1"/>
      <text:p text:style-name="P3">To solve this, we already increased our presence on mailing-lists and IRC, reworked our wiki section with up-to-date information, and published more detailed quarterly status reports.</text:p>
      <text:p text:style-name="Presentation"/>
      <text:p text:style-name="Presentation">We need to continue on that path. <text:span text:style-name="T12">We must </text:span>improve bug reports handling <text:span text:style-name="T22">and</text:span><text:span text:style-name="T12"> broaden our publications, at least with frequent blog posts.</text:span></text:p>
      <text:p text:style-name="Presentation"/>
      <text:p text:style-name="Presentation">And above all, we must teach the user, guide him <text:span text:style-name="T22">for him to trust us again. </text:span></text:p>
      <text:p text:style-name="P1"/>
      <text:p text:style-name="P2">----------</text:p>
      <text:p text:style-name="P1"/>
      <text:p text:style-name="Presentation">I want to conclude with the challenges ahead of us, challenges we can't tackle without resolving all the <text:span text:style-name="T22">problems mentionned</text:span> above.</text:p>
      <text:p text:style-name="P1"/>
      <text:p text:style-name="P2">----------</text:p>
      <text:p text:style-name="Presentation"><text:span text:style-name="T22">Personnally</text:span>, on the KMS driver, I want to finish the sync of DRM and drivers with Linux 3.8. This will allow us to update atomically to a later version.</text:p>
      <text:p text:style-name="Presentation"/>
      <text:p text:style-name="Presentation">We need to work on DRM PRIME as well and, Nouveau, as time permits.</text:p>
      <text:p text:style-name="P1"/>
      <text:p text:style-name="P2"><text:soft-page-break/>----------</text:p>
      <text:p text:style-name="P1"/>
      <text:p text:style-name="Presentation">On the GPGPU side, we're not finished with the alternative to udev, required by Mesa, as well as the packaging.</text:p>
      <text:p text:style-name="P1"/>
      <text:p text:style-name="P2">----------</text:p>
      <text:p text:style-name="P1"/>
      <text:p text:style-name="Presentation">On the root-less X server, we have to study what is required from the OS. I didn't look at it yet.</text:p>
      <text:p text:style-name="P1"/>
      <text:p text:style-name="P2">----------</text:p>
      <text:p text:style-name="P1"/>
      <text:p text:style-name="Presentation">On Wayland and Weston, I think the most important part is evdev and libinput. A GSoC student implemented evdev. <text:span text:style-name="T18">I</text:span>t needs to be reviewed and imported into the kernel.</text:p>
      <text:p text:style-name="P1"/>
      <text:p text:style-name="P2">----------</text:p>
      <text:p text:style-name="Presentation">And of course, probably one of the <text:span text:style-name="T28">most important</text:span> challenge, is to work with you all again! :-<text:span text:style-name="T18">)</text:span></text:p>
      <text:p text:style-name="P1"/>
      <text:p text:style-name="P2">----------</text:p>
      <text:p text:style-name="P1"/>
      <text:p text:style-name="P3">The best place to find information about our roadmap and ways to contact us is our wiki section, available at <text:a xlink:type="simple" xlink:href="http://www.freebsd.org/Graphics">www.freebsd.org/Graphics</text:a> with a capital 'G'.</text:p>
      <text:p text:style-name="P1"/>
      <text:p text:style-name="P2">----------</text:p>
      <text:p text:style-name="P1"/>
      <text:p text:style-name="Presentation">Ok, I covered our major problems and what we are doing to solve them.</text:p>
      <text:p text:style-name="Presentation"/>
      <text:p text:style-name="Presentation">Do you have an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sentation" style:family="paragraph" style:parent-style-name="Standard">
      <style:paragraph-properties fo:text-align="justify" style:justify-single-word="false"/>
      <style:text-properties fo:font-size="22pt" fo:language="en" fo:country="US"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Sébastien Pédron</meta:initial-creator>
    <meta:creation-date>2014-10-06T23:26:59.855279748</meta:creation-date>
    <dc:date>2014-10-09T17:55:02.429700250</dc:date>
    <meta:editing-duration>PT5H40M17S</meta:editing-duration>
    <meta:editing-cycles>52</meta:editing-cycles>
    <meta:generator>LibreOffice/4.2.5.2$FreeBSD_X86_64 LibreOffice_project/420m0$Build-2</meta:generator>
    <dc:creator>Jean-Sébastien Pédron</dc:creator>
    <meta:document-statistic meta:table-count="0" meta:image-count="0" meta:object-count="0" meta:page-count="16" meta:paragraph-count="120" meta:word-count="1709" meta:character-count="9893" meta:non-whitespace-character-count="8302"/>
    <meta:user-defined meta:name="Info 1"/>
    <meta:user-defined meta:name="Info 2"/>
    <meta:user-defined meta:name="Info 3"/>
    <meta:user-defined meta:name="Info 4"/>
  </office:meta>
</office:document-meta>
</file>